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eNamespaceHandlerEventTests.testJndiLookupComponentEventRecei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eeNamespaceHandlerEventTests.testRemoteSlsbComponentEventRecei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eeNamespaceHandlerEventTests.testLocalSlsbComponentEventRecei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eeNamespaceHandlerEvent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